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71d50" officeooo:paragraph-rsid="00171d50"/>
    </style:style>
    <style:style style:name="P2" style:family="paragraph" style:parent-style-name="Standard">
      <style:text-properties officeooo:rsid="001969b3" officeooo:paragraph-rsid="001969b3"/>
    </style:style>
    <style:style style:name="P3" style:family="paragraph" style:parent-style-name="Standard">
      <style:text-properties officeooo:rsid="001be975" officeooo:paragraph-rsid="001be975"/>
    </style:style>
    <style:style style:name="P4" style:family="paragraph" style:parent-style-name="Standard">
      <style:text-properties officeooo:rsid="001c6ef4" officeooo:paragraph-rsid="001c6ef4"/>
    </style:style>
    <style:style style:name="P5" style:family="paragraph" style:parent-style-name="Standard">
      <style:text-properties officeooo:rsid="001d2056" officeooo:paragraph-rsid="001d2056"/>
    </style:style>
    <style:style style:name="P6" style:family="paragraph" style:parent-style-name="Standard">
      <style:text-properties officeooo:rsid="001f1cd0" officeooo:paragraph-rsid="001f1cd0"/>
    </style:style>
    <style:style style:name="T1" style:family="text">
      <style:text-properties officeooo:rsid="001ce2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: 2,9,8,4,5,8</text:p>
      <text:p text:style-name="P1">Sample size = n = 6</text:p>
      <text:p text:style-name="P1">Sample mean<text:tab/>= 1/n(sum(x_i))</text:p>
      <text:p text:style-name="P1"><text:tab/><text:tab/>= 1/6(sum(x_i))</text:p>
      <text:p text:style-name="P1"><text:tab/><text:tab/>= 1/6(36)</text:p>
      <text:p text:style-name="P1"><text:tab/><text:tab/>= 6</text:p>
      <text:p text:style-name="P1"/>
      <text:p text:style-name="P2">Use the computing formula</text:p>
      <text:p text:style-name="P2"/>
      <text:p text:style-name="P2">S^2 <text:tab/>= 1/(6-1) (sum((x_i – x_bar)^2))</text:p>
      <text:p text:style-name="P2"/>
      <text:p text:style-name="P3">S = approx R/4 (or S = approx R/6 for larger data sets)</text:p>
      <text:p text:style-name="P3"/>
      <text:p text:style-name="P3">R = Maximum value – minimum value</text:p>
      <text:p text:style-name="P3"/>
      <text:p text:style-name="P4">See table in <text:span text:style-name="T1">slides</text:span></text:p>
      <text:p text:style-name="P4"/>
      <text:p text:style-name="P5">z-score &gt; 3 = outlier</text:p>
      <text:p text:style-name="P5"/>
      <text:p text:style-name="P6">Outer fence – Inner fence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0:05:18.015574415</meta:creation-date>
    <dc:date>2014-09-16T11:16:15.744346917</dc:date>
    <meta:editing-duration>PT55M26S</meta:editing-duration>
    <meta:editing-cycles>8</meta:editing-cycles>
    <meta:generator>LibreOffice/4.3.1.2$Linux_X86_64 LibreOffice_project/430m0$Build-2</meta:generator>
    <meta:document-statistic meta:table-count="0" meta:image-count="0" meta:object-count="0" meta:page-count="1" meta:paragraph-count="13" meta:word-count="59" meta:character-count="311" meta:non-whitespace-character-count="255"/>
  </office:meta>
</office:document-meta>
</file>